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lyt-default-title">
      <style:graphic-properties draw:fill-color="#ffffff" draw:auto-grow-height="true" fo:min-height="4.724cm"/>
    </style:style>
    <style:style style:name="pr2" style:family="presentation" style:parent-style-name="lyt-default-outline1">
      <style:graphic-properties draw:fill-color="#ffffff" draw:auto-grow-height="true" fo:min-height="13.352cm"/>
    </style:style>
    <style:style style:name="pr3" style:family="presentation" style:parent-style-name="lyt-default-notes">
      <style:graphic-properties draw:fill-color="#ffffff" draw:auto-grow-height="true" fo:min-height="10.628cm"/>
    </style:style>
    <style:style style:name="pr4" style:family="presentation" style:parent-style-name="lyt-default-title">
      <style:graphic-properties draw:auto-grow-height="true" fo:min-height="3.506cm"/>
    </style:style>
    <style:style style:name="pr5" style:family="presentation" style:parent-style-name="lyt-default-outline1">
      <style:graphic-properties fo:min-height="13.229cm"/>
    </style:style>
    <style:style style:name="pr6" style:family="presentation" style:parent-style-name="lyt-default-notes">
      <style:graphic-properties draw:fill-color="#ffffff" fo:min-height="10.628cm"/>
    </style:style>
    <style:style style:name="pr7" style:family="presentation" style:parent-style-name="lyt-default-title">
      <style:graphic-properties fo:min-height="3.506cm"/>
    </style:style>
    <style:style style:name="P1" style:family="paragraph">
      <style:paragraph-properties fo:margin-left="0cm" fo:margin-right="0cm" fo:text-indent="0cm"/>
      <style:text-properties fo:font-family="'DejaVu Sans'" style:font-family-generic="swiss" style:font-pitch="variable"/>
    </style:style>
    <style:style style:name="P2" style:family="paragraph">
      <style:paragraph-properties fo:text-align="start"/>
    </style:style>
    <style:style style:name="P3" style:family="paragraph">
      <style:paragraph-properties fo:margin-left="1.2cm" fo:margin-right="0cm" fo:text-align="start" fo:text-indent="-0.9cm"/>
    </style:style>
    <style:style style:name="P4" style:family="paragraph">
      <style:text-properties fo:font-family="'Liberation Mono'" style:font-style-name="Regular" style:font-family-generic="modern" style:font-pitch="fixed" fo:font-size="18pt" style:font-size-asian="18pt" style:font-size-complex="18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family="'Nimbus Sans L'" style:font-family-generic="swiss" style:font-pitch="variable"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text-properties fo:font-family="'Nimbus Sans L'" style:font-family-generic="swiss" style:font-pitch="variable" fo:font-size="28pt" style:font-size-asian="28pt" style:font-size-complex="28pt"/>
    </style:style>
    <style:style style:name="T1" style:family="text">
      <style:text-properties fo:font-family="'Nimbus Sans L'" style:font-family-generic="swiss" style:font-pitch="variable"/>
    </style:style>
    <style:style style:name="T2" style:family="text">
      <style:text-properties fo:color="#800080" fo:font-family="'Liberation Mono'" style:font-style-name="Regular" style:font-family-generic="modern" style:font-pitch="fixed" fo:font-size="18pt" style:font-size-asian="18pt" style:font-size-complex="18pt"/>
    </style:style>
    <style:style style:name="T3" style:family="text">
      <style:text-properties fo:font-family="'Liberation Mono'" style:font-style-name="Regular" style:font-family-generic="modern" style:font-pitch="fixed" fo:font-size="18pt" style:font-size-asian="18pt" style:font-size-complex="18pt"/>
    </style:style>
    <style:style style:name="T4" style:family="text">
      <style:text-properties fo:color="#0000ff" fo:font-family="'Liberation Mono'" style:font-style-name="Regular" style:font-family-generic="modern" style:font-pitch="fixed" fo:font-size="18pt" style:font-size-asian="18pt" style:font-size-complex="18pt"/>
    </style:style>
    <style:style style:name="T5" style:family="text">
      <style:text-properties fo:font-family="'Nimbus Sans L'" style:font-family-generic="swiss" style:font-pitch="variable" fo:font-size="26pt" style:font-size-asian="26pt" style:font-size-complex="26pt"/>
    </style:style>
    <style:style style:name="T6" style:family="text">
      <style:text-properties fo:font-family="'Nimbus Sans L'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efault" presentation:presentation-page-layout-name="AL1T6">
        <office:forms form:automatic-focus="false" form:apply-design-mode="false"/>
        <draw:frame presentation:style-name="pr1" draw:text-style-name="P1" draw:layer="layout" svg:width="23.91cm" svg:height="4.724cm" svg:x="2.056cm" svg:y="1.134cm" presentation:class="title" presentation:user-transformed="true">
          <draw:text-box>
            <text:p>Google Protocol Buffers</text:p>
          </draw:text-box>
        </draw:frame>
        <draw:frame presentation:style-name="pr2" draw:text-style-name="P3" draw:layer="layout" svg:width="13.819cm" svg:height="13.352cm" svg:x="2.056cm" svg:y="5.063cm" presentation:class="outline" presentation:user-transformed="true">
          <draw:text-box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1">Warwick Hunter</text:span></text:p>
            <text:p text:style-name="P2"><text:span text:style-name="T1">w.hunter@computer.org</text:span></text:p>
          </draw:text-box>
        </draw:frame>
        <draw:frame draw:style-name="gr1" draw:text-style-name="P4" draw:layer="layout" svg:width="22.86cm" svg:height="4.571cm" svg:x="2.54cm" svg:y="7.494cm">
          <draw:text-box>
            <text:p text:style-name="P4"><text:span text:style-name="T2">message</text:span><text:span text:style-name="T3"> Presentation {</text:span></text:p>
            <text:p text:style-name="P4"><text:span text:style-name="T3"><text:s text:c="4"/></text:span><text:span text:style-name="T2">required</text:span><text:span text:style-name="T3"> string </text:span><text:span text:style-name="T4">name</text:span><text:span text:style-name="T3"> <text:s text:c="5"/>= 1;</text:span></text:p>
            <text:p text:style-name="P4"><text:span text:style-name="T3"><text:s text:c="4"/></text:span><text:span text:style-name="T2">optional</text:span><text:span text:style-name="T3"> string </text:span><text:span text:style-name="T4">date</text:span><text:span text:style-name="T3"> <text:s text:c="5"/>= 2;</text:span></text:p>
            <text:p text:style-name="P4"><text:span text:style-name="T3"><text:s text:c="4"/></text:span><text:span text:style-name="T2">required</text:span><text:span text:style-name="T3"> string </text:span><text:span text:style-name="T4">presenter</text:span><text:span text:style-name="T3"> = 3 [</text:span><text:span text:style-name="T2">default</text:span><text:span text:style-name="T3"> = “Warwick”];</text:span></text:p>
            <text:p text:style-name="P4"><text:span text:style-name="T3"><text:s text:c="4"/></text:span><text:span text:style-name="T2">repeated</text:span><text:span text:style-name="T3"> string </text:span><text:span text:style-name="T4">attendee</text:span><text:span text:style-name="T3"> <text:s/>= 4; <text:s text:c="3"/></text:span></text:p>
            <text:p text:style-name="P4"><text:span text:style-name="T3">}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1" draw:master-page-name="lyt-default" presentation:presentation-page-layout-name="AL2T1">
        <office:forms form:automatic-focus="false" form:apply-design-mode="false"/>
        <draw:frame presentation:style-name="pr4" draw:layer="layout" svg:width="23.91cm" svg:height="3.506cm" svg:x="2.056cm" svg:y="1.742cm" presentation:class="title">
          <draw:text-box>
            <text:p>What are Protobufs?</text:p>
          </draw:text-box>
        </draw:frame>
        <draw:frame presentation:style-name="pr5" draw:text-style-name="P6" draw:layer="layout" svg:width="23.91cm" svg:height="13.229cm" svg:x="2.056cm" svg:y="5.837cm" presentation:class="outline" presentation:user-transformed="true">
          <draw:text-box>
            <text:p><text:span text:style-name="T5">Protocol buffers are Google's language-neutral, platform-neutral, extensible mechanism for serializing structured data – think XML, but smaller, faster, and simpler. </text:span></text:p>
            <text:p><text:span text:style-name="T5">You define how you want your data to be structured once, then you can use special generated source code to easily write and read your structured data to and from a variety of data streams and using a variety of languages – Java, C++, or Python.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lyt-default" presentation:presentation-page-layout-name="AL2T1">
        <office:forms form:automatic-focus="false" form:apply-design-mode="false"/>
        <draw:frame presentation:style-name="pr4" draw:layer="layout" svg:width="23.91cm" svg:height="3.506cm" svg:x="2.056cm" svg:y="1.742cm" presentation:class="title" presentation:user-transformed="true">
          <draw:text-box>
            <text:p>Why bother?</text:p>
          </draw:text-box>
        </draw:frame>
        <draw:frame presentation:style-name="pr5" draw:text-style-name="P6" draw:layer="layout" svg:width="23.91cm" svg:height="13.229cm" svg:x="2.056cm" svg:y="5.837cm" presentation:class="outline" presentation:user-transformed="true">
          <draw:text-box>
            <text:list text:style-name="L2">
              <text:list-item>
                <text:p><text:span text:style-name="T5">Never write serialisation/deserialisation/parsing code again and forget about data packing and endianisms.</text:span></text:p>
              </text:list-item>
              <text:list-item>
                <text:p><text:span text:style-name="T5">Cross language: Java, Python, C++, Objective-C...</text:span></text:p>
              </text:list-item>
              <text:list-item>
                <text:p><text:span text:style-name="T5">Easy to change the protocol/structure and maintain backward compatibility.</text:span></text:p>
              </text:list-item>
              <text:list-item>
                <text:p><text:span text:style-name="T5">Easy to debug and build protocol tracing tools with generated toString() capabilities.</text:span></text:p>
              </text:list-item>
              <text:list-item>
                <text:p><text:span text:style-name="T5">Compact serialised representa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" presentation:class="page"/>
          <draw:frame presentation:style-name="pr6" draw:text-style-name="P7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lyt-default" presentation:presentation-page-layout-name="AL2T1">
        <office:forms form:automatic-focus="false" form:apply-design-mode="false"/>
        <draw:frame presentation:style-name="pr7" draw:layer="layout" svg:width="23.91cm" svg:height="3.506cm" svg:x="2.056cm" svg:y="1.742cm" presentation:class="title">
          <draw:text-box>
            <text:p>Developing</text:p>
          </draw:text-box>
        </draw:frame>
        <draw:frame presentation:style-name="pr5" draw:text-style-name="P8" draw:layer="layout" svg:width="23.91cm" svg:height="13.229cm" svg:x="2.056cm" svg:y="5.837cm" presentation:class="outline">
          <draw:text-box>
            <text:p><text:span text:style-name="T6">Tools</text:span></text:p>
            <text:list text:style-name="L2">
              <text:list-item>
                <text:p><text:span text:style-name="T6">Java SDK download – Mac, Linux, Windows</text:span></text:p>
              </text:list-item>
              <text:list-item>
                <text:p><text:span text:style-name="T6">Eclipse plugin – 3.5, 3.6, 3.7</text:span></text:p>
              </text:list-item>
              <text:list-item>
                <text:p><text:span text:style-name="T6">Emulator in the SDK or any Android phone</text:span></text:p>
              </text:list-item>
              <text:list-item>
                <text:p><text:span text:style-name="T6">NDK – Native development kit available, but don't assume all phones are ARM.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pr1" style:family="presentation" style:parent-style-name="lyt-default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2cm" svg:height="7.944cm" svg:x="2.378cm" svg:y="2.049cm"/>
      <draw:page-thumbnail draw:layer="backgroundobjects" svg:width="10.592cm" svg:height="7.944cm" svg:x="2.378cm" svg:y="10.994cm"/>
      <draw:page-thumbnail draw:layer="backgroundobjects" svg:width="10.592cm" svg:height="7.944cm" svg:x="16.728cm" svg:y="2.049cm"/>
      <draw:page-thumbnail draw:layer="backgroundobjects" svg:width="10.592cm" svg:height="7.944cm" svg:x="16.728cm" svg:y="10.994cm"/>
    </style:handout-master>
    <style:master-page style:name="lyt-default" style:page-layout-name="PM1" draw:style-name="Mdp1">
      <draw:frame presentation:style-name="Mpr1" draw:text-style-name="MP1" draw:layer="backgroundobjects" svg:width="23.91cm" svg:height="3.506cm" svg:x="2.056cm" svg:y="1.742cm" presentation:class="title">
        <draw:text-box>
          <text:p text:style-name="MP1">Click to edit the title</text:p>
        </draw:text-box>
      </draw:frame>
      <draw:frame presentation:style-name="lyt-default-outline1" draw:layer="backgroundobjects" svg:width="23.91cm" svg:height="12.18cm" svg:x="2.056cm" svg:y="5.837cm" presentation:class="outline" presentation:placeholder="true">
        <draw:text-box/>
      </draw:frame>
      <draw:rect draw:style-name="Mgr1" draw:text-style-name="MP2" draw:layer="backgroundobjects" svg:width="28cm" svg:height="0.217cm" svg:x="0.001cm" svg:y="20.783cm">
        <text:p/>
      </draw:rect>
      <presentation:notes style:page-layout-name="PM2">
        <draw:page-thumbnail presentation:style-name="lyt-default-title" draw:layer="backgroundobjects" svg:width="12.767cm" svg:height="9.575cm" svg:x="4.411cm" svg:y="2.794cm" presentation:class="page"/>
        <draw:frame presentation:style-name="lyt-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Default</dc:title>
    <meta:creation-date>2011-07-03T11:18:21</meta:creation-date>
    <dc:language>en-US</dc:language>
    <meta:editing-cycles>10</meta:editing-cycles>
    <meta:editing-duration>PT1H59M29S</meta:editing-duration>
    <meta:initial-creator>Warwick Hunter</meta:initial-creator>
    <dc:date>2013-04-06T13:18:36</dc:date>
    <meta:document-statistic meta:object-count="26"/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../../../../usr/lib64/openoffice.org/basis3.3/share/template/en-US/layout/lyt-default.otp" meta:date="2007-04-30T17:43:04"/>
  </office:meta>
</office:document-meta>
</file>